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3" manifest:full-path="Object 13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" manifest:full-path="ObjectReplacements/Object 17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" manifest:full-path="ObjectReplacements/Object 24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3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7.0729in" table:align="margins" style:may-break-between-rows="false"/>
    </style:style>
    <style:style style:name="Таблица1.A" style:family="table-column">
      <style:table-column-properties style:column-width="0.8604in" style:rel-column-width="7975*"/>
    </style:style>
    <style:style style:name="Таблица1.B" style:family="table-column">
      <style:table-column-properties style:column-width="0.4903in" style:rel-column-width="4542*"/>
    </style:style>
    <style:style style:name="Таблица1.C" style:family="table-column">
      <style:table-column-properties style:column-width="0.5208in" style:rel-column-width="4827*"/>
    </style:style>
    <style:style style:name="Таблица1.D" style:family="table-column">
      <style:table-column-properties style:column-width="1.5514in" style:rel-column-width="14374*"/>
    </style:style>
    <style:style style:name="Таблица1.E" style:family="table-column">
      <style:table-column-properties style:column-width="0.7299in" style:rel-column-width="6765*"/>
    </style:style>
    <style:style style:name="Таблица1.F" style:family="table-column">
      <style:table-column-properties style:column-width="0.7292in" style:rel-column-width="6758*"/>
    </style:style>
    <style:style style:name="Таблица1.I" style:family="table-column">
      <style:table-column-properties style:column-width="0.7306in" style:rel-column-width="6771*"/>
    </style:style>
    <style:style style:name="Таблица1.A1" style:family="table-cell">
      <style:table-cell-properties fo:padding="0.0201in" fo:border-left="none" fo:border-right="none" fo:border-top="none" fo:border-bottom="0.0139in solid #000000"/>
    </style:style>
    <style:style style:name="Таблица1.2" style:family="table-row">
      <style:table-row-properties style:min-row-height="0.1292in"/>
    </style:style>
    <style:style style:name="Таблица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Таблица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Таблица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Таблица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Таблица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Таблица1.D3" style:family="table-cell">
      <style:table-cell-properties fo:padding="0.0201in" fo:border-left="0.0007in solid #000000" fo:border-right="none" fo:border-top="none" fo:border-bottom="0.0007in solid #000000"/>
    </style:style>
    <style:style style:name="Таблица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Таблица1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Таблица1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Таблица1.D6" style:family="table-cell">
      <style:table-cell-properties fo:padding="0.0201in" fo:border-left="0.0007in solid #000000" fo:border-right="none" fo:border-top="none" fo:border-bottom="0.0139in solid #000000"/>
    </style:style>
    <style:style style:name="Таблица1.I6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382in" fo:border="none"/>
    </style:style>
    <style:style style:name="s1.A2" style:family="table-cell">
      <style:table-cell-properties style:vertical-align="middle" fo:padding="0.0382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382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382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382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382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382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382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6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9" style:family="paragraph" style:parent-style-name="Обычный">
      <style:paragraph-properties fo:text-align="justify" style:justify-single-word="false"/>
    </style:style>
    <style:style style:name="P10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1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Обычный">
      <style:paragraph-properties fo:text-align="center" style:justify-single-word="false"/>
    </style:style>
    <style:style style:name="P13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4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5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7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8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9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0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21" style:family="paragraph" style:parent-style-name="Обычный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2" style:family="paragraph" style:parent-style-name="Обычный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4" style:family="paragraph" style:parent-style-name="Text_20_body">
      <style:paragraph-properties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25" style:family="paragraph" style:parent-style-name="Text_20_body">
      <style:paragraph-properties fo:text-align="center" style:justify-single-word="false"/>
    </style:style>
    <style:style style:name="P26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2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33" style:family="paragraph" style:parent-style-name="Table_20_Contents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ru" fo:country="RU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4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41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2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4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5" style:family="text">
      <style:text-properties fo:language="en" fo:country="US" style:font-name-complex="Ari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8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4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5" style:family="text">
      <style:text-properties style:font-name="Arial" fo:font-size="10pt" fo:language="en" fo:country="US" style:font-size-asian="10pt" style:font-size-complex="10pt"/>
    </style:style>
    <style:style style:name="T16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7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8" style:family="text">
      <style:text-properties style:font-name="Arial" fo:font-size="10pt" fo:language="en" fo:country="US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1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1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font-name="Arial" fo:font-size="10pt" fo:language="ru" fo:country="RU" style:font-size-asian="10pt" style:font-size-complex="10pt"/>
    </style:style>
    <style:style style:name="T23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4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5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6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27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8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29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30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31" style:family="text">
      <style:text-properties style:font-name="Arial" fo:font-size="10pt" fo:background-color="transparent" style:font-size-asian="10pt" style:font-size-complex="10pt" loext:char-shading-value="0"/>
    </style:style>
    <style:style style:name="T32" style:family="text">
      <style:text-properties style:font-name="Arial" fo:font-size="10pt" fo:background-color="transparent" style:font-name-asian="Symbol" style:font-size-asian="10pt" style:font-name-complex="Symbol" style:font-size-complex="10pt" loext:char-shading-value="0"/>
    </style:style>
    <style:style style:name="T33" style:family="text">
      <style:text-properties style:font-name="Arial" fo:font-size="11pt" style:font-size-asian="11pt" style:font-size-complex="11pt"/>
    </style:style>
    <style:style style:name="T34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5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6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7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8" style:family="text">
      <style:text-properties style:font-name="Arial" fo:font-size="11pt" fo:font-weight="bold" style:font-size-asian="11pt" style:font-weight-asian="bold" style:font-size-complex="11pt"/>
    </style:style>
    <style:style style:name="T39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0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1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3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4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5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6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7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8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9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50" style:family="text">
      <style:text-properties style:font-name="Arial" fo:font-size="9pt" fo:language="en" fo:country="US" style:font-size-asian="9pt" style:font-size-complex="9pt" style:font-style-complex="italic"/>
    </style:style>
    <style:style style:name="T51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52" style:family="text">
      <style:text-properties style:font-name="Arial" fo:font-size="9pt" style:font-size-asian="9pt" style:font-size-complex="9pt"/>
    </style:style>
    <style:style style:name="T53" style:family="text">
      <style:text-properties style:font-name="Arial" fo:font-size="9pt" style:font-size-asian="9pt" style:font-size-complex="9pt" style:font-style-complex="italic"/>
    </style:style>
    <style:style style:name="T54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5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56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7" style:family="text">
      <style:text-properties style:text-position="super 64%" style:font-name="Arial" fo:font-size="10pt" fo:language="ru" fo:country="RU" fo:background-color="transparent" style:font-size-asian="10pt" style:font-size-complex="10pt" loext:char-shading-value="0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60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61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62" style:family="text">
      <style:text-properties style:font-name-complex="Arial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Протокол № 48-<text:span text:style-name="T58"><text:tab/><text:tab/></text:span></text:p>
      <text:p text:style-name="P19"/>
      <text:p text:style-name="P9"><text:span text:style-name="Основной_20_шрифт_20_абзаца"><text:span text:style-name="T33">поверки<text:tab/><text:tab/><text:tab/></text:span></text:span><text:span text:style-name="Основной_20_шрифт_20_абзаца"><text:span text:style-name="T45">Дозиметра </text:span></text:span><text:span text:style-name="Основной_20_шрифт_20_абзаца"><text:span text:style-name="T46">индивидуального ДК</text:span></text:span><text:span text:style-name="Основной_20_шрифт_20_абзаца"><text:span text:style-name="T45">С-АТ</text:span></text:span><text:span text:style-name="Основной_20_шрифт_20_абзаца"><text:span text:style-name="T47">3509A</text:span></text:span></text:p>
      <text:p text:style-name="P8"/>
      <text:p text:style-name="P10"><text:span text:style-name="Основной_20_шрифт_20_абзаца"><text:span text:style-name="T33">№ </text:span></text:span><text:span text:style-name="Основной_20_шрифт_20_абзаца"><text:span text:style-name="T37"><text:s/></text:span></text:span><text:span text:style-name="Основной_20_шрифт_20_абзаца"><text:span text:style-name="T27">$</text:span></text:span><text:span text:style-name="Основной_20_шрифт_20_абзаца"><text:span text:style-name="T16">allSerial</text:span></text:span><text:span text:style-name="Основной_20_шрифт_20_абзаца"><text:span text:style-name="T34"><text:tab/></text:span></text:span></text:p>
      <text:p text:style-name="P10"><text:span text:style-name="Основной_20_шрифт_20_абзаца"><text:span text:style-name="T33">принадлежащего</text:span></text:span><text:span text:style-name="Основной_20_шрифт_20_абзаца"><text:span text:style-name="T34"><text:tab/></text:span></text:span></text:p>
      <text:p text:style-name="P7"/>
      <text:p text:style-name="P10"><text:span text:style-name="Основной_20_шрифт_20_абзаца"><text:span text:style-name="T39">ИЗГОТОВИТЕЛЬ</text:span></text:span><text:span text:style-name="Основной_20_шрифт_20_абзаца"><text:span text:style-name="T40"> <text:s text:c="40"/></text:span></text:span><text:span text:style-name="Основной_20_шрифт_20_абзаца"><text:span text:style-name="T35">УП «АТОМТЕХ»<text:tab/></text:span></text:span></text:p>
      <text:p text:style-name="P11"><text:tab/><text:tab/></text:p>
      <text:p text:style-name="P15"><text:span text:style-name="Основной_20_шрифт_20_абзаца"><text:span text:style-name="T9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1">Т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13">°</text:span></text:span><text:span text:style-name="Основной_20_шрифт_20_абзаца"><text:span text:style-name="T21">С</text:span></text:span><text:span text:style-name="Основной_20_шрифт_20_абзаца"><text:span text:style-name="T9">, атмосферном давлении </text:span></text:span><text:span text:style-name="Основной_20_шрифт_20_абзаца"><text:span text:style-name="T21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кПа, относительной влажности воздуха </text:span></text:span><text:span text:style-name="Основной_20_шрифт_20_абзаца"><text:span text:style-name="T21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<text:s/>%, внешнем фоне γ-излучения </text:span></text:span><text:span text:style-name="Основной_20_шрифт_20_абзаца"><text:span text:style-name="T9"><draw:frame draw:style-name="fr1" draw:name="Объект13" text:anchor-type="as-char" svg:y="-0.172in" svg:width="0.5902in" style:rel-width="scale" svg:height="0.2193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3"> </text:span></text:span><text:span text:style-name="Основной_20_шрифт_20_абзаца"><text:span text:style-name="T9">= </text:span></text:span><text:span text:style-name="Основной_20_шрифт_20_абзаца"><text:span text:style-name="T10"><text:s text:c="6"/></text:span></text:span><text:span text:style-name="Основной_20_шрифт_20_абзаца"><text:span text:style-name="T9">мкЗв/ч, согласно методике, изложенной в МП.742-2005:</text:span></text:span></text:p>
      <text:p text:style-name="P17"><text:span text:style-name="Основной_20_шрифт_20_абзаца"><text:span text:style-name="T22">–</text:span></text:span><text:span text:style-name="Основной_20_шрифт_20_абзаца"><text:span text:style-name="T9"> $facility_pp_1</text:span></text:span><text:span text:style-name="Основной_20_шрифт_20_абзаца"><text:span text:style-name="T15">1</text:span></text:span><text:span text:style-name="Основной_20_шрифт_20_абзаца"><text:span text:style-name="T9">0;</text:span></text:span></text:p>
      <text:p text:style-name="P17"><text:span text:style-name="Основной_20_шрифт_20_абзаца"><text:span text:style-name="T9">– $facility_pp_130. 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15"><text:span text:style-name="Основной_20_шрифт_20_абзаца"><text:span text:style-name="T31">– по и</text:span></text:span><text:span text:style-name="Основной_20_шрифт_20_абзаца"><text:span text:style-name="T28">ндивидуальному</text:span></text:span><text:span text:style-name="Основной_20_шрифт_20_абзаца"><text:span text:style-name="T31"> эквивалент</text:span></text:span><text:span text:style-name="Основной_20_шрифт_20_абзаца"><text:span text:style-name="T28">у</text:span></text:span><text:span text:style-name="Основной_20_шрифт_20_абзаца"><text:span text:style-name="T31"> дозы:<text:tab/><text:tab/>о</text:span></text:span><text:span text:style-name="Основной_20_шрифт_20_абзаца"><text:span text:style-name="T28">т 1 мкЗв до 10 Зв<text:tab/></text:span></text:span><text:span text:style-name="Основной_20_шрифт_20_абзаца"><text:span text:style-name="T29">±15</text:span></text:span><text:span text:style-name="Основной_20_шрифт_20_абзаца"><text:span text:style-name="T28">%;</text:span></text:span></text:p>
      <text:p text:style-name="P15"><text:span text:style-name="Основной_20_шрифт_20_абзаца"><text:span text:style-name="T31"><text:tab/><text:tab/><text:tab/><text:tab/><text:tab/><text:tab/></text:span></text:span></text:p>
      <text:p text:style-name="P18"><text:span text:style-name="Основной_20_шрифт_20_абзаца"><text:span text:style-name="T31">– </text:span></text:span><text:span text:style-name="Основной_20_шрифт_20_абзаца"><text:span text:style-name="T28">п</text:span></text:span><text:span text:style-name="Основной_20_шрифт_20_абзаца"><text:span text:style-name="T31">о мощности и</text:span></text:span><text:span text:style-name="Основной_20_шрифт_20_абзаца"><text:span text:style-name="T28">ндивидуального</text:span></text:span><text:span text:style-name="Основной_20_шрифт_20_абзаца"><text:span text:style-name="T31"> эквивалента дозы:<text:tab/>о</text:span></text:span><text:span text:style-name="Основной_20_шрифт_20_абзаца"><text:span text:style-name="T28">т 0,1 до 1 мкЗв/ч<text:tab/></text:span></text:span><text:span text:style-name="Основной_20_шрифт_20_абзаца"><text:span text:style-name="T29">±30</text:span></text:span><text:span text:style-name="Основной_20_шрифт_20_абзаца"><text:span text:style-name="T28">%;</text:span></text:span></text:p>
      <text:p text:style-name="P15"><text:span text:style-name="Основной_20_шрифт_20_абзаца"><text:span text:style-name="T31"><text:tab/><text:tab/><text:tab/><text:tab/><text:tab/><text:tab/><text:tab/>от 1 до </text:span></text:span><text:span text:style-name="Основной_20_шрифт_20_абзаца"><text:span text:style-name="T28">10</text:span></text:span><text:span text:style-name="Основной_20_шрифт_20_абзаца"><text:span text:style-name="T57">6</text:span></text:span><text:span text:style-name="Основной_20_шрифт_20_абзаца"><text:span text:style-name="T28"> мк</text:span></text:span><text:span text:style-name="Основной_20_шрифт_20_абзаца"><text:span text:style-name="T31">Зв/ч<text:tab/></text:span></text:span><text:span text:style-name="Основной_20_шрифт_20_абзаца"><text:span text:style-name="T32">±15</text:span></text:span><text:span text:style-name="Основной_20_шрифт_20_абзаца"><text:span text:style-name="T31">%.</text:span></text:span></text:p>
      <text:p text:style-name="P16"/>
      <text:p text:style-name="P9"><text:span text:style-name="T40">1. Внешний осмотр (Соответствует МП):</text:span><text:span text:style-name="T41"><text:tab/></text:span><text:span text:style-name="Основной_20_шрифт_20_абзаца"><text:span text:style-name="T38">ДА </text:span></text:span><text:span text:style-name="Основной_20_шрифт_20_абзаца"><text:span text:style-name="T48">□</text:span></text:span><text:span text:style-name="Основной_20_шрифт_20_абзаца"><text:span text:style-name="T42"><text:tab/></text:span></text:span><text:span text:style-name="Основной_20_шрифт_20_абзаца"><text:span text:style-name="T38"><text:tab/>НЕТ </text:span></text:span><text:span text:style-name="Основной_20_шрифт_20_абзаца"><text:span text:style-name="T48">□</text:span></text:span></text:p>
      <text:p text:style-name="P9"><text:span text:style-name="Основной_20_шрифт_20_абзаца"><text:span text:style-name="T56"/></text:span></text:p>
      <text:p text:style-name="P9"><text:span text:style-name="T36">2. Опробование (Соответствует МП):</text:span><text:span text:style-name="T43"><text:tab/><text:tab/></text:span><text:span text:style-name="Основной_20_шрифт_20_абзаца"><text:span text:style-name="T38">ДА </text:span></text:span><text:span text:style-name="Основной_20_шрифт_20_абзаца"><text:span text:style-name="T48">□</text:span></text:span><text:span text:style-name="Основной_20_шрифт_20_абзаца"><text:span text:style-name="T42"><text:tab/></text:span></text:span><text:span text:style-name="Основной_20_шрифт_20_абзаца"><text:span text:style-name="T38"><text:tab/>НЕТ </text:span></text:span><text:span text:style-name="Основной_20_шрифт_20_абзаца"><text:span text:style-name="T48">□</text:span></text:span></text:p>
      <text:p text:style-name="P4"/>
      <text:p text:style-name="P9"><text:span text:style-name="Основной_20_шрифт_20_абзаца"><text:span text:style-name="T25">Идентификационные данные (признаки):</text:span></text:span></text:p>
      <text:p text:style-name="P9"><text:span text:style-name="Основной_20_шрифт_20_абзаца"><text:span text:style-name="T44"><text:tab/></text:span></text:span><text:span text:style-name="Основной_20_шрифт_20_абзаца"><text:span text:style-name="T24">– идентификационное наименование ПО:<text:tab/><text:tab/></text:span></text:span><text:span text:style-name="Основной_20_шрифт_20_абзаца"><text:span text:style-name="T26">d</text:span></text:span><text:span text:style-name="Основной_20_шрифт_20_абзаца"><text:span text:style-name="T18">oza3m_00_v03.hex</text:span></text:span></text:p>
      <text:p text:style-name="P20"><text:span text:style-name="Основной_20_шрифт_20_абзаца"><text:span text:style-name="T7"><text:tab/>– номер версии (идентификационный номер) ПО:<text:tab/></text:span></text:span><text:span text:style-name="Основной_20_шрифт_20_абзаца"><text:span text:style-name="T8">1.</text:span></text:span><text:span text:style-name="Основной_20_шрифт_20_абзаца"><text:span text:style-name="T4">1</text:span></text:span></text:p>
      <text:p text:style-name="P4"/>
      <text:p text:style-name="P6">3. Определение метрологических характеристик:</text:p>
      <text:p text:style-name="P9"><text:span text:style-name="Основной_20_шрифт_20_абзаца"><text:span text:style-name="T19">3.1 Определение основной относительной погрешности при измерении мощности </text:span></text:span><text:span text:style-name="Основной_20_шрифт_20_абзаца"><text:span text:style-name="T30">индивидуального</text:span></text:span><text:span text:style-name="Основной_20_шрифт_20_абзаца"><text:span text:style-name="T19"> эквивалента дозы </text:span></text:span><text:span text:style-name="Основной_20_шрифт_20_абзаца"><text:span text:style-name="T20">γ-излучения</text:span></text:span><text:span text:style-name="Основной_20_шрифт_20_абзаца"><text:span text:style-name="T19">: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E"/>
        <table:table-column table:style-name="Таблица1.F"/>
        <table:table-column table:style-name="Таблица1.I"/>
        <table:table-header-rows>
          <table:table-row>
            <table:table-cell table:style-name="Таблица1.A1" table:number-columns-spanned="9" office:value-type="string">
              <text:p text:style-name="P21"><text:span text:style-name="T62">ДКС</text:span><text:span text:style-name="T5">-АТ</text:span><text:span text:style-name="T62">3509</text:span><text:span text:style-name="T5">A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Таблица1.2">
          <table:table-cell table:style-name="Таблица1.A2" office:value-type="string">
            <text:p text:style-name="P27"><draw:frame draw:style-name="fr1" draw:name="Объект1" text:anchor-type="as-char" svg:y="-0.152in" svg:width="0.6992in" style:rel-width="scale" svg:height="0.2134in" style:rel-height="scale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1.B2" office:value-type="string">
            <text:p text:style-name="P5">№ ист.</text:p>
          </table:table-cell>
          <table:table-cell table:style-name="Таблица1.B2" office:value-type="string">
            <text:p text:style-name="P12"><text:span text:style-name="Основной_20_шрифт_20_абзаца"><text:span text:style-name="T49">d</text:span></text:span><text:span text:style-name="T54">,</text:span><text:span text:style-name="T52"> см</text:span></text:p>
          </table:table-cell>
          <table:table-cell table:style-name="Таблица1.B2" office:value-type="string">
            <text:p text:style-name="P27">Показания прибора, <text:s text:c="6"/><draw:frame draw:style-name="fr1" draw:name="Объект2" text:anchor-type="as-char" svg:y="-0.152in" svg:width="0.6366in" style:rel-width="scale" svg:height="0.2134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1.B2" office:value-type="string">
            <text:p text:style-name="P27"><draw:frame draw:style-name="fr1" draw:name="Объект3" text:anchor-type="as-char" svg:y="-0.1752in" svg:width="0.6366in" style:rel-width="scale" svg:height="0.2354in" style:rel-height="scale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1.B2" office:value-type="string">
            <text:p text:style-name="P12"><text:span text:style-name="Основной_20_шрифт_20_абзаца"><text:span text:style-name="T53"><draw:frame draw:style-name="fr1" draw:name="Объект4" text:anchor-type="as-char" svg:y="-0.1201in" svg:width="0.3811in" style:rel-width="scale" svg:height="0.1811in" style:rel-height="scale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span><text:span text:style-name="Основной_20_шрифт_20_абзаца"><text:span text:style-name="T53">, </text:span></text:span><text:span text:style-name="T53">%</text:span></text:p>
          </table:table-cell>
          <table:table-cell table:style-name="Таблица1.B2" office:value-type="string">
            <text:p text:style-name="P12"><text:span text:style-name="Основной_20_шрифт_20_абзаца"><text:span text:style-name="T53"><draw:frame draw:style-name="fr1" draw:name="Объект20" text:anchor-type="as-char" svg:y="-0.1484in" svg:width="0.2165in" style:rel-width="scale" svg:height="0.2098in" style:rel-height="scale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span><text:span text:style-name="Основной_20_шрифт_20_абзаца"><text:span text:style-name="T53">, </text:span></text:span><text:span text:style-name="T51">%</text:span></text:p>
          </table:table-cell>
          <table:table-cell table:style-name="Таблица1.B2" office:value-type="string">
            <text:p text:style-name="P12"><text:span text:style-name="Основной_20_шрифт_20_абзаца"><text:span text:style-name="T53"><draw:frame draw:style-name="fr1" draw:name="Объект5" text:anchor-type="as-char" svg:y="-0.1484in" svg:width="0.3555in" style:rel-width="scale" svg:height="0.2098in" style:rel-height="scale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span><text:span text:style-name="Основной_20_шрифт_20_абзаца"><text:span text:style-name="T53">, </text:span></text:span><text:span text:style-name="T50">%</text:span></text:p>
          </table:table-cell>
          <table:table-cell table:style-name="Таблица1.I2" office:value-type="string">
            <text:p text:style-name="P12"><text:span text:style-name="Основной_20_шрифт_20_абзаца"><text:span text:style-name="T53"><draw:frame draw:style-name="fr2" draw:name="Объект6" text:anchor-type="as-char" svg:width="0.3799in" style:rel-width="scale" svg:height="0.2091in" style:rel-height="scale" draw:z-index="7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/text:span><text:span text:style-name="Основной_20_шрифт_20_абзаца"><text:span text:style-name="T53">, </text:span></text:span><text:span text:style-name="T53">%</text:span></text:p>
          </table:table-cell>
        </table:table-row>
        <table:table-row>
          <table:table-cell table:style-name="Таблица1.A3" office:value-type="string">
            <text:p text:style-name="P31">Фон</text:p>
          </table:table-cell>
          <table:table-cell table:style-name="Таблица1.B3" office:value-type="string">
            <text:p text:style-name="P28">—</text:p>
          </table:table-cell>
          <table:table-cell table:style-name="Таблица1.B3" office:value-type="string">
            <text:p text:style-name="P32">—</text:p>
          </table:table-cell>
          <table:table-cell table:style-name="Таблица1.D3" office:value-type="string">
            <text:section text:style-name="Sect1" text:name="Раздел5">
              <text:p text:style-name="P27">$1-bg0</text:p>
              <text:p text:style-name="P27">$1-bg1</text:p>
              <text:p text:style-name="P27">$1-bg2</text:p>
              <text:p text:style-name="P27">$1-bg3</text:p>
              <text:p text:style-name="P27">$1-bg4</text:p>
              <text:p text:style-name="P27">$1-bg5</text:p>
              <text:p text:style-name="P27">$1-bg6</text:p>
              <text:p text:style-name="P27">$1-bg7</text:p>
              <text:p text:style-name="P31"/>
            </text:section>
          </table:table-cell>
          <table:table-cell table:style-name="Таблица1.B3" office:value-type="string">
            <text:p text:style-name="P36">$1-av-bg</text:p>
          </table:table-cell>
          <table:table-cell table:style-name="Таблица1.B3" office:value-type="string">
            <text:p text:style-name="P32">—</text:p>
          </table:table-cell>
          <table:table-cell table:style-name="Таблица1.B3" office:value-type="string">
            <text:p text:style-name="P32">—</text:p>
          </table:table-cell>
          <table:table-cell table:style-name="Таблица1.B3" office:value-type="string">
            <text:p text:style-name="P32">—</text:p>
          </table:table-cell>
          <table:table-cell table:style-name="Таблица1.I3" office:value-type="string">
            <text:p text:style-name="P33">—</text:p>
          </table:table-cell>
        </table:table-row>
        <table:table-row>
          <table:table-cell table:style-name="Таблица1.A3" office:value-type="string">
            <text:p text:style-name="P35">0.80 мкЗв/ч</text:p>
          </table:table-cell>
          <table:table-cell table:style-name="Таблица1.B3" office:value-type="string">
            <text:p text:style-name="P36">$1-n0</text:p>
          </table:table-cell>
          <table:table-cell table:style-name="Таблица1.B3" office:value-type="string">
            <text:p text:style-name="P36">$1-d0</text:p>
          </table:table-cell>
          <table:table-cell table:style-name="Таблица1.D3" office:value-type="string">
            <text:section text:style-name="Sect1" text:name="Раздел1">
              <text:p text:style-name="P27">$1-m00</text:p>
              <text:p text:style-name="P27">$1-m01</text:p>
              <text:p text:style-name="P27">$1-m02</text:p>
              <text:p text:style-name="P27">$1-m03</text:p>
              <text:p text:style-name="P27">$1-m04</text:p>
              <text:p text:style-name="P27">$1-m05</text:p>
              <text:p text:style-name="P27">$1-m06</text:p>
              <text:p text:style-name="P27">$1-m07</text:p>
              <text:p text:style-name="P27"/>
            </text:section>
          </table:table-cell>
          <table:table-cell table:style-name="Таблица1.B3" office:value-type="string">
            <text:p text:style-name="P36">$1-av0</text:p>
          </table:table-cell>
          <table:table-cell table:style-name="Таблица1.B3" office:value-type="string">
            <text:p text:style-name="P36">$1-o0</text:p>
          </table:table-cell>
          <table:table-cell table:style-name="Таблица1.B3" office:value-type="string">
            <text:p text:style-name="P36">$1-q0</text:p>
          </table:table-cell>
          <table:table-cell table:style-name="Таблица1.B3" office:value-type="string">
            <text:p text:style-name="P36">$1-do0</text:p>
          </table:table-cell>
          <table:table-cell table:style-name="Таблица1.I3" office:value-type="string">
            <text:p text:style-name="P37">±<text:span text:style-name="T6">30</text:span></text:p>
          </table:table-cell>
        </table:table-row>
        <table:table-row>
          <table:table-cell table:style-name="Таблица1.A3" office:value-type="string">
            <text:p text:style-name="P35">4.0 мЗв/ч</text:p>
          </table:table-cell>
          <table:table-cell table:style-name="Таблица1.B3" office:value-type="string">
            <text:p text:style-name="P36">$1-n1</text:p>
          </table:table-cell>
          <table:table-cell table:style-name="Таблица1.B3" office:value-type="string">
            <text:p text:style-name="P36">$1-d1</text:p>
          </table:table-cell>
          <table:table-cell table:style-name="Таблица1.D3" office:value-type="string">
            <text:section text:style-name="Sect1" text:name="Раздел2">
              <text:p text:style-name="P42">$1-m10</text:p>
              <text:p text:style-name="P27">$1-m11</text:p>
              <text:p text:style-name="P27">$1-m12</text:p>
              <text:p text:style-name="P27">$1-m13</text:p>
              <text:p text:style-name="P27">$1-m14</text:p>
            </text:section>
          </table:table-cell>
          <table:table-cell table:style-name="Таблица1.B3" office:value-type="string">
            <text:p text:style-name="P36">$1-av1</text:p>
          </table:table-cell>
          <table:table-cell table:style-name="Таблица1.B3" office:value-type="string">
            <text:p text:style-name="P36">$1-o1</text:p>
          </table:table-cell>
          <table:table-cell table:style-name="Таблица1.B3" office:value-type="string">
            <text:p text:style-name="P36">$1-q1</text:p>
          </table:table-cell>
          <table:table-cell table:style-name="Таблица1.B3" office:value-type="string">
            <text:p text:style-name="P36">$1-do1</text:p>
          </table:table-cell>
          <table:table-cell table:style-name="Таблица1.I3" office:value-type="string">
            <text:p text:style-name="P37">±<text:span text:style-name="T6">15</text:span></text:p>
          </table:table-cell>
        </table:table-row>
        <table:table-row>
          <table:table-cell table:style-name="Таблица1.A6" office:value-type="string">
            <text:p text:style-name="P35">800<text:span text:style-name="T6">.</text:span>0 мЗв/ч</text:p>
          </table:table-cell>
          <table:table-cell table:style-name="Таблица1.B6" office:value-type="string">
            <text:p text:style-name="P36">$1-n2</text:p>
          </table:table-cell>
          <table:table-cell table:style-name="Таблица1.B6" office:value-type="string">
            <text:p text:style-name="P36">$1-d2</text:p>
          </table:table-cell>
          <table:table-cell table:style-name="Таблица1.D6" office:value-type="string">
            <text:section text:style-name="Sect1" text:name="Раздел3">
              <text:p text:style-name="P42">$1-m20</text:p>
              <text:p text:style-name="P27">$1-m21</text:p>
              <text:p text:style-name="P27">$1-m22</text:p>
              <text:p text:style-name="P27">$1-m23</text:p>
              <text:p text:style-name="P27">$1-m24</text:p>
            </text:section>
          </table:table-cell>
          <table:table-cell table:style-name="Таблица1.B6" office:value-type="string">
            <text:p text:style-name="P36">$1-av2</text:p>
          </table:table-cell>
          <table:table-cell table:style-name="Таблица1.B6" office:value-type="string">
            <text:p text:style-name="P36">$1-o2</text:p>
          </table:table-cell>
          <table:table-cell table:style-name="Таблица1.B6" office:value-type="string">
            <text:p text:style-name="P36">$1-q2</text:p>
          </table:table-cell>
          <table:table-cell table:style-name="Таблица1.B6" office:value-type="string">
            <text:p text:style-name="P36">$1-do2</text:p>
          </table:table-cell>
          <table:table-cell table:style-name="Таблица1.I6" office:value-type="string">
            <text:p text:style-name="P37">±<text:span text:style-name="T6">15</text:span></text:p>
          </table:table-cell>
        </table:table-row>
      </table:table>
      <text:p text:style-name="P23"/>
      <text:p text:style-name="P25"><text:span text:style-name="Основной_20_шрифт_20_абзаца"><text:span text:style-name="T61"><draw:frame draw:style-name="fr3" draw:name="Объект7" text:anchor-type="as-char" svg:y="-0.2189in" svg:width="1.6035in" svg:height="0.3516in" draw:z-index="14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61"> <text:s text:c="5"/></text:span></text:span><text:span text:style-name="Основной_20_шрифт_20_абзаца"><text:span text:style-name="T61"><draw:frame draw:style-name="fr3" draw:name="Объект8" text:anchor-type="as-char" svg:y="-0.3165in" svg:width="2.4047in" svg:height="0.4638in" draw:z-index="15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61"> <text:s text:c="5"/></text:span></text:span><text:span text:style-name="Основной_20_шрифт_20_абзаца"><text:span text:style-name="T59"><draw:frame draw:style-name="fr3" draw:name="Объект9" text:anchor-type="as-char" svg:y="-0.248in" svg:width="1.1598in" svg:height="0.3598in" draw:z-index="16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text:span text:style-name="Основной_20_шрифт_20_абзаца"><text:span text:style-name="T59"> </text:span></text:span></text:p>
      <text:p text:style-name="P26"/>
      <text:p text:style-name="P9"><text:span text:style-name="Основной_20_шрифт_20_абзаца"><text:span text:style-name="T19">3.</text:span></text:span><text:span text:style-name="Основной_20_шрифт_20_абзаца"><text:span text:style-name="T17">2</text:span></text:span><text:span text:style-name="Основной_20_шрифт_20_абзаца"><text:span text:style-name="T19"> Определение основной относительной погрешности при измерении </text:span></text:span><text:span text:style-name="Основной_20_шрифт_20_абзаца"><text:span text:style-name="T30">индивидуального</text:span></text:span><text:span text:style-name="Основной_20_шрифт_20_абзаца"><text:span text:style-name="T19"> </text:span></text:span><text:span text:style-name="Основной_20_шрифт_20_абзаца"><text:span text:style-name="T30">эквивалента</text:span></text:span><text:span text:style-name="Основной_20_шрифт_20_абзаца"><text:span text:style-name="T19"> дозы </text:span></text:span><text:span text:style-name="Основной_20_шрифт_20_абзаца"><text:span text:style-name="T20">γ-излучения</text:span></text:span><text:span text:style-name="Основной_20_шрифт_20_абзаца"><text:span text:style-name="T19">: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22">ДКС-АТ3509A зав.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30"><draw:frame draw:style-name="fr1" draw:name="Объект10" text:anchor-type="as-char" svg:y="-0.152in" svg:width="0.6571in" style:rel-width="scale" svg:height="0.2126in" style:rel-height="scale" draw:z-index="8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41"><draw:frame draw:style-name="fr1" draw:name="Объект11" text:anchor-type="as-char" svg:y="-0.152in" svg:width="0.6984in" style:rel-width="scale" svg:height="0.2126in" style:rel-height="scale" draw:z-index="9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41">№ ист.</text:p>
          </table:table-cell>
          <table:table-cell table:style-name="s1.B2" office:value-type="string">
            <text:p text:style-name="P12"><text:span text:style-name="Основной_20_шрифт_20_абзаца"><text:span text:style-name="T49">d</text:span></text:span><text:span text:style-name="T54">,</text:span><text:span text:style-name="T52"> см</text:span></text:p>
          </table:table-cell>
          <table:table-cell table:style-name="s1.B2" office:value-type="string">
            <text:p text:style-name="P29"><text:span text:style-name="T63">t</text:span>, <text:span text:style-name="T6">сек</text:span></text:p>
          </table:table-cell>
          <table:table-cell table:style-name="s1.B2" office:value-type="string">
            <text:p text:style-name="P28"><draw:frame draw:style-name="fr1" draw:name="Объект12" text:anchor-type="as-char" svg:y="-0.152in" svg:width="0.6362in" style:rel-width="scale" svg:height="0.2126in" style:rel-height="scale" draw:z-index="10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2"><draw:frame draw:style-name="fr1" draw:name="Объект18" text:anchor-type="as-char" svg:y="-0.1201in" svg:width="0.3811in" style:rel-width="scale" svg:height="0.1807in" style:rel-height="scale" draw:z-index="11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53">, </text:span></text:span><text:span text:style-name="T55">%</text:span></text:p>
          </table:table-cell>
          <table:table-cell table:style-name="s1.B2" office:value-type="string">
            <text:p text:style-name="P12"><text:span text:style-name="Основной_20_шрифт_20_абзаца"><text:span text:style-name="T53"><draw:frame draw:style-name="fr2" draw:name="Объект19" text:anchor-type="as-char" svg:width="0.3728in" style:rel-width="scale" svg:height="0.2091in" style:rel-height="scale" draw:z-index="12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53">, </text:span></text:span><text:span text:style-name="T50">%</text:span></text:p>
          </table:table-cell>
          <table:table-cell table:style-name="s1.I2" office:value-type="string">
            <text:p text:style-name="P12"><text:span text:style-name="Основной_20_шрифт_20_абзаца"><text:span text:style-name="T53"><draw:frame draw:style-name="fr2" draw:name="Объект21" text:anchor-type="as-char" svg:width="0.3799in" style:rel-width="scale" svg:height="0.2091in" style:rel-height="scale" draw:z-index="13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53">, </text:span></text:span><text:span text:style-name="T53">%</text:span></text:p>
          </table:table-cell>
        </table:table-row>
        <table:table-row>
          <table:table-cell table:style-name="s1.A3" office:value-type="string">
            <text:p text:style-name="P39">4 <text:span text:style-name="T6">мкЗв</text:span></text:p>
          </table:table-cell>
          <table:table-cell table:style-name="s1.B3" office:value-type="string">
            <text:p text:style-name="P35"><text:span text:style-name="T6">40</text:span> <text:span text:style-name="T6">мкЗв/ч</text:span></text:p>
          </table:table-cell>
          <table:table-cell table:style-name="s1.B3" office:value-type="string">
            <text:p text:style-name="P36">##1-<text:span text:style-name="T3">dn_</text:span><text:span text:style-name="T6">3</text:span></text:p>
          </table:table-cell>
          <table:table-cell table:style-name="s1.B3" office:value-type="string">
            <text:p text:style-name="P40">##1-<text:span text:style-name="T3">dd_</text:span><text:span text:style-name="T6">3</text:span></text:p>
          </table:table-cell>
          <table:table-cell table:style-name="s1.B3" office:value-type="string">
            <text:p text:style-name="P38">360c</text:p>
          </table:table-cell>
          <table:table-cell table:style-name="s1.B3" office:value-type="string">
            <text:p text:style-name="P36">##1-d_res_<text:span text:style-name="T6">3</text:span></text:p>
          </table:table-cell>
          <table:table-cell table:style-name="s1.B3" office:value-type="string">
            <text:p text:style-name="P36">##1-o_pog_<text:span text:style-name="T6">3</text:span></text:p>
          </table:table-cell>
          <table:table-cell table:style-name="s1.B3" office:value-type="string">
            <text:p text:style-name="P36">##1-d_gran_<text:span text:style-name="T6">3</text:span></text:p>
          </table:table-cell>
          <table:table-cell table:style-name="s1.I3" office:value-type="string">
            <text:p text:style-name="P35">±<text:span text:style-name="T3">15</text:span></text:p>
          </table:table-cell>
        </table:table-row>
        <table:table-row>
          <table:table-cell table:style-name="s1.A4" office:value-type="string">
            <text:p text:style-name="P34">4 мЗв</text:p>
          </table:table-cell>
          <table:table-cell table:style-name="s1.B4" office:value-type="string">
            <text:p text:style-name="P35"><text:span text:style-name="T6">80</text:span> мЗв/<text:span text:style-name="T6">ч</text:span></text:p>
          </table:table-cell>
          <table:table-cell table:style-name="s1.B4" office:value-type="string">
            <text:p text:style-name="P36">##1-<text:span text:style-name="T3">dn</text:span></text:p>
          </table:table-cell>
          <table:table-cell table:style-name="s1.B4" office:value-type="string">
            <text:p text:style-name="P40">##1-<text:span text:style-name="T3">dd</text:span></text:p>
          </table:table-cell>
          <table:table-cell table:style-name="s1.B4" office:value-type="string">
            <text:p text:style-name="P38">180c</text:p>
          </table:table-cell>
          <table:table-cell table:style-name="s1.B4" office:value-type="string">
            <text:p text:style-name="P36">##1-d_res</text:p>
          </table:table-cell>
          <table:table-cell table:style-name="s1.B4" office:value-type="string">
            <text:p text:style-name="P36">##1-o_pog</text:p>
          </table:table-cell>
          <table:table-cell table:style-name="s1.B4" office:value-type="string">
            <text:p text:style-name="P36">##1-d_gran</text:p>
          </table:table-cell>
          <table:table-cell table:style-name="s1.I4" office:value-type="string">
            <text:p text:style-name="P35">±<text:span text:style-name="T6">15</text:span></text:p>
          </table:table-cell>
        </table:table-row>
      </table:table>
      <text:p text:style-name="P43"/>
      <text:p text:style-name="P24"><text:span text:style-name="T64"><draw:frame draw:style-name="fr3" draw:name="Объект14" text:anchor-type="as-char" svg:y="-0.2035in" svg:width="1.5638in" svg:height="0.3354in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64"><text:tab/> </text:span><text:span text:style-name="T64"><draw:frame draw:style-name="fr3" draw:name="Объект15" text:anchor-type="as-char" svg:y="-0.1425in" svg:width="1.0256in" svg:height="0.1874in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3"/>
      <text:p text:style-name="Обычный"><text:span text:style-name="Основной_20_шрифт_20_абзаца"><text:span text:style-name="T11">Выводы:</text:span></text:span><text:span text:style-name="Основной_20_шрифт_20_абзаца"><text:span text:style-name="T14"> </text:span></text:span><text:span text:style-name="Основной_20_шрифт_20_абзаца"><text:span text:style-name="T9"><text:tab/>Годен (не годен)</text:span></text:span></text:p>
      <text:p text:style-name="P3"><text:soft-page-break/></text:p>
      <text:p text:style-name="P3">Квитанция-счёт: № 48_______;</text:p>
      <text:p text:style-name="P13"><text:span text:style-name="Основной_20_шрифт_20_абзаца"><text:span text:style-name="T9">Свидетельство (заключение о непригодности)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</text:span></text:span></text:p>
      <text:p text:style-name="P13"><text:span text:style-name="Основной_20_шрифт_20_абзаца"><text:span text:style-name="T9">Клеймо-наклейка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 </text:span></text:span></text:p>
      <text:p text:style-name="P3"/>
      <text:p text:style-name="P14"><text:span text:style-name="Основной_20_шрифт_20_абзаца"><text:span text:style-name="T9">Дата </text:span></text:span><text:span text:style-name="Основной_20_шрифт_20_абзаца"><text:span text:style-name="T12"><text:s text:c="30"/></text:span></text:span><text:span text:style-name="Основной_20_шрифт_20_абзаца"><text:span text:style-name="T9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</text:span><text:span text:style-name="MT2">A</text:span><text:span text:style-name="MT3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21T11:01:19.51</dc:date>
    <meta:editing-duration>P3DT14H51M1S</meta:editing-duration>
    <meta:editing-cycles>387</meta:editing-cycles>
    <meta:generator>OpenOffice/4.1.6$Win32 OpenOffice.org_project/416m1$Build-9790</meta:generator>
    <meta:document-statistic meta:table-count="2" meta:image-count="0" meta:object-count="19" meta:page-count="2" meta:paragraph-count="127" meta:word-count="292" meta:character-count="2045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 display="block">
  <semantics>
    <mrow>
      <msub>
        <mi mathvariant="italic">Hp</mi>
        <mn>0</mn>
      </msub>
      <mrow>
        <mo fence="true" form="prefix" stretchy="false">(</mo>
        <mrow>
          <mn>10</mn>
        </mrow>
        <mo fence="true" form="postfix" stretchy="false">)</mo>
      </mrow>
    </mrow>
    <annotation encoding="StarMath 5.0">Hp_0( 10 )</annotation>
  </semantics>
</math>
</file>

<file path=Object 11/content.xml><?xml version="1.0" encoding="utf-8"?>
<math xmlns="http://www.w3.org/1998/Math/MathML" display="block">
  <semantics>
    <mrow>
      <msub>
        <mover accent="true">
          <mi mathvariant="italic">Hp</mi>
          <mo stretchy="false">˙</mo>
        </mover>
        <mrow>
          <mn>0</mn>
          <mi>i</mi>
        </mrow>
      </msub>
      <mrow>
        <mo fence="true" form="prefix" stretchy="false">(</mo>
        <mrow>
          <mn>10</mn>
        </mrow>
        <mo fence="true" form="postfix"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 display="block">
  <semantics>
    <mrow>
      <msub>
        <mi mathvariant="italic">Hp</mi>
        <mi>i</mi>
      </msub>
      <mrow>
        <mo fence="true" form="prefix" stretchy="false">(</mo>
        <mrow>
          <mn>10</mn>
        </mrow>
        <mo fence="true" form="postfix" stretchy="false">)</mo>
      </mrow>
    </mrow>
    <annotation encoding="StarMath 5.0">{Hp} rsub {i}( 10 )</annotation>
  </semantics>
</math>
</file>

<file path=Object 13/content.xml><?xml version="1.0" encoding="utf-8"?>
<math xmlns="http://www.w3.org/1998/Math/MathML" display="block">
  <semantics>
    <msub>
      <mi>θ</mi>
      <mrow>
        <mi mathvariant="italic">пр</mi>
        <mi>,</mi>
        <mi>i</mi>
      </mrow>
    </msub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p}}} rsub {i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i>S</mi>
        <mo stretchy="false">=</mo>
        <mrow>
          <mfrac>
            <mn>1</mn>
            <mrow>
              <msub>
                <mrow>
                  <mover accent="true">
                    <mrow>
                      <mover accent="true">
                        <mrow>
                          <mi mathvariant="italic">Hp</mi>
                        </mrow>
                        <mo stretchy="false">˙</mo>
                      </mover>
                    </mrow>
                    <mo stretchy="false">̄</mo>
                  </mover>
                </mrow>
                <mrow>
                  <mi>i</mi>
                </mrow>
              </msub>
              <mrow>
                <mo stretchy="false">(</mo>
                <mrow>
                  <mn>10</mn>
                </mrow>
                <mo stretchy="false">)</mo>
              </mrow>
            </mrow>
          </mfrac>
          <mo stretchy="false">⋅</mo>
          <msqrt>
            <mrow>
              <mfrac>
                <mrow>
                  <msubsup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i>n</mi>
                  </msubsup>
                  <msup>
                    <mrow>
                      <mo stretchy="false">(</mo>
                      <mrow>
                        <msub>
                          <mrow>
                            <mover accent="true">
                              <mrow>
                                <mi mathvariant="italic">Hp</mi>
                              </mrow>
                              <mo stretchy="false">˙</mo>
                            </mover>
                          </mrow>
                          <mrow>
                            <mn>0</mn>
                            <mi>i</mi>
                          </mrow>
                        </msub>
                        <mrow>
                          <mrow>
                            <mo stretchy="false">(</mo>
                            <mrow>
                              <mn>10</mn>
                            </mrow>
                            <mo stretchy="false">)</mo>
                          </mrow>
                          <mo stretchy="false">−</mo>
                          <msub>
                            <mrow>
                              <mover accent="true">
                                <mrow>
                                  <mover accent="true">
                                    <mrow>
                                      <mi mathvariant="italic">Hp</mi>
                                    </mrow>
                                    <mo stretchy="false">˙</mo>
                                  </mover>
                                </mrow>
                                <mo stretchy="false">̄</mo>
                              </mover>
                            </mrow>
                            <mrow>
                              <mi>i</mi>
                            </mrow>
                          </msub>
                        </mrow>
                        <mrow>
                          <mo stretchy="false">(</mo>
                          <mrow>
                            <mn>10</mn>
                          </mrow>
                          <mo stretchy="false">)</mo>
                        </mrow>
                      </mrow>
                      <mo stretchy="false">)</mo>
                    </mrow>
                    <mn>2</mn>
                  </msup>
                </mrow>
                <mrow>
                  <mi>n</mi>
                  <mrow>
                    <mo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stretchy="false">)</mo>
                  </mrow>
                </mrow>
              </mfrac>
            </mrow>
          </msqrt>
        </mrow>
      </mrow>
      <mrow>
        <mtext> </mtext>
        <mo stretchy="false">⋅</mo>
        <mn>100</mn>
      </mrow>
      <mtext/>
    </mrow>
    <annotation encoding="StarMath 5.0">S = 1 over {{bar {dot {Hp}}} rsub {i}(10)} cdot sqrt {sum^n_{i=1}({dot {Hp}} rsub {0 i}( 10 ) 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